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4.029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3.838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ccl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sa1</text:p>
          </table:table-cell>
          <table:table-cell table:style-name="ce1" office:value-type="string" calcext:value-type="string">
            <text:p>sa2</text:p>
          </table:table-cell>
          <table:table-cell table:style-name="ce1" office:value-type="string" calcext:value-type="string">
            <text:p>sa3</text:p>
          </table:table-cell>
          <table:table-cell table:style-name="ce1" office:value-type="string" calcext:value-type="string">
            <text:p>sa4</text:p>
          </table:table-cell>
          <table:table-cell table:style-name="ce1"/>
        </table:table-row>
        <table:table-row table:style-name="ro1">
          <table:table-cell office:value-type="string" calcext:value-type="string">
            <text:p>McClure-582-20-10-141.csp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1.3333333" calcext:value-type="float">
            <text:p>101,3333333</text:p>
          </table:table-cell>
          <table:table-cell/>
        </table:table-row>
        <table:table-row table:style-name="ro1">
          <table:table-cell office:value-type="string" calcext:value-type="string">
            <text:p>McClure-582-20-12-141.csp</text:p>
          </table:table-cell>
          <table:table-cell table:style-name="Default" office:value-type="float" office:value="101.3333333" calcext:value-type="float">
            <text:p>101,3333333</text:p>
          </table:table-cell>
          <table:table-cell office:value-type="float" office:value="101.6666667" calcext:value-type="float">
            <text:p>101,6666667</text:p>
          </table:table-cell>
          <table:table-cell office:value-type="float" office:value="101" calcext:value-type="float">
            <text:p>101</text:p>
          </table:table-cell>
          <table:table-cell office:value-type="float" office:value="101.6666667" calcext:value-type="float">
            <text:p>101,6666667</text:p>
          </table:table-cell>
          <table:table-cell/>
        </table:table-row>
        <table:table-row table:style-name="ro1">
          <table:table-cell office:value-type="string" calcext:value-type="string">
            <text:p>McClure-582-20-6-141.csp</text:p>
          </table:table-cell>
          <table:table-cell table:style-name="Default" office:value-type="float" office:value="91.6666667" calcext:value-type="float">
            <text:p>91,6666667</text:p>
          </table:table-cell>
          <table:table-cell office:value-type="float" office:value="91.6666667" calcext:value-type="float">
            <text:p>91,6666667</text:p>
          </table:table-cell>
          <table:table-cell table:number-columns-repeated="2" office:value-type="float" office:value="91.3333333" calcext:value-type="float">
            <text:p>91,3333333</text:p>
          </table:table-cell>
          <table:table-cell/>
        </table:table-row>
        <table:table-row table:style-name="ro1">
          <table:table-cell office:value-type="string" calcext:value-type="string">
            <text:p>McClure-586-20-10-98.csp</text:p>
          </table:table-cell>
          <table:table-cell table:style-name="Default" office:value-type="float" office:value="79.3333333" calcext:value-type="float">
            <text:p>79,3333333</text:p>
          </table:table-cell>
          <table:table-cell table:style-name="ce2" office:value-type="float" office:value="79.3333333" calcext:value-type="float">
            <text:p>79,3333333</text:p>
          </table:table-cell>
          <table:table-cell office:value-type="float" office:value="79.6666667" calcext:value-type="float">
            <text:p>79,6666667</text:p>
          </table:table-cell>
          <table:table-cell office:value-type="float" office:value="79.3333333" calcext:value-type="float">
            <text:p>79,3333333</text:p>
          </table:table-cell>
          <table:table-cell/>
        </table:table-row>
        <table:table-row table:style-name="ro1">
          <table:table-cell office:value-type="string" calcext:value-type="string">
            <text:p>McClure-586-20-12-98.csp</text:p>
          </table:table-cell>
          <table:table-cell table:style-name="Default" office:value-type="float" office:value="80.6666667" calcext:value-type="float">
            <text:p>80,6666667</text:p>
          </table:table-cell>
          <table:table-cell table:number-columns-repeated="3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McClure-586-20-6-100.csp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3" office:value-type="float" office:value="74.3333333" calcext:value-type="float">
            <text:p>74,3333333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t(sa1)</text:p>
          </table:table-cell>
          <table:table-cell table:style-name="ce1" office:value-type="string" calcext:value-type="string">
            <text:p>t(sa2)</text:p>
          </table:table-cell>
          <table:table-cell table:style-name="ce1" office:value-type="string" calcext:value-type="string">
            <text:p>t(sa3)</text:p>
          </table:table-cell>
          <table:table-cell table:style-name="ce1" office:value-type="string" calcext:value-type="string">
            <text:p>t(sa4)</text:p>
          </table:table-cell>
          <table:table-cell/>
        </table:table-row>
        <table:table-row table:style-name="ro1">
          <table:table-cell office:value-type="string" calcext:value-type="string">
            <text:p>McClure-582-20-10-141.csp</text:p>
          </table:table-cell>
          <table:table-cell office:value-type="float" office:value="0.0113016" calcext:value-type="float">
            <text:p>0,0113016</text:p>
          </table:table-cell>
          <table:table-cell office:value-type="float" office:value="0.0110665" calcext:value-type="float">
            <text:p>0,0110665</text:p>
          </table:table-cell>
          <table:table-cell office:value-type="float" office:value="0.0110574" calcext:value-type="float">
            <text:p>0,0110574</text:p>
          </table:table-cell>
          <table:table-cell office:value-type="float" office:value="0.0111395" calcext:value-type="float">
            <text:p>0,0111395</text:p>
          </table:table-cell>
          <table:table-cell/>
        </table:table-row>
        <table:table-row table:style-name="ro1">
          <table:table-cell office:value-type="string" calcext:value-type="string">
            <text:p>McClure-582-20-12-141.csp</text:p>
          </table:table-cell>
          <table:table-cell office:value-type="float" office:value="0.0115415" calcext:value-type="float">
            <text:p>0,0115415</text:p>
          </table:table-cell>
          <table:table-cell office:value-type="float" office:value="0.013738" calcext:value-type="float">
            <text:p>0,013738</text:p>
          </table:table-cell>
          <table:table-cell office:value-type="float" office:value="0.0114596" calcext:value-type="float">
            <text:p>0,0114596</text:p>
          </table:table-cell>
          <table:table-cell office:value-type="float" office:value="0.0115355" calcext:value-type="float">
            <text:p>0,0115355</text:p>
          </table:table-cell>
          <table:table-cell/>
        </table:table-row>
        <table:table-row table:style-name="ro1">
          <table:table-cell office:value-type="string" calcext:value-type="string">
            <text:p>McClure-582-20-6-141.csp</text:p>
          </table:table-cell>
          <table:table-cell office:value-type="float" office:value="0.0099606" calcext:value-type="float">
            <text:p>0,0099606</text:p>
          </table:table-cell>
          <table:table-cell office:value-type="float" office:value="0.0099889" calcext:value-type="float">
            <text:p>0,0099889</text:p>
          </table:table-cell>
          <table:table-cell office:value-type="float" office:value="0.0098807" calcext:value-type="float">
            <text:p>0,0098807</text:p>
          </table:table-cell>
          <table:table-cell office:value-type="float" office:value="0.010072" calcext:value-type="float">
            <text:p>0,010072</text:p>
          </table:table-cell>
          <table:table-cell/>
        </table:table-row>
        <table:table-row table:style-name="ro1">
          <table:table-cell office:value-type="string" calcext:value-type="string">
            <text:p>McClure-586-20-10-98.csp</text:p>
          </table:table-cell>
          <table:table-cell office:value-type="float" office:value="0.0076344" calcext:value-type="float">
            <text:p>0,0076344</text:p>
          </table:table-cell>
          <table:table-cell table:style-name="ce2" office:value-type="float" office:value="0.0076054" calcext:value-type="float">
            <text:p>0,0076054</text:p>
          </table:table-cell>
          <table:table-cell office:value-type="float" office:value="0.007587" calcext:value-type="float">
            <text:p>0,007587</text:p>
          </table:table-cell>
          <table:table-cell office:value-type="float" office:value="0.007663" calcext:value-type="float">
            <text:p>0,007663</text:p>
          </table:table-cell>
          <table:table-cell/>
        </table:table-row>
        <table:table-row table:style-name="ro1">
          <table:table-cell office:value-type="string" calcext:value-type="string">
            <text:p>McClure-586-20-12-98.csp</text:p>
          </table:table-cell>
          <table:table-cell office:value-type="float" office:value="0.0079171" calcext:value-type="float">
            <text:p>0,0079171</text:p>
          </table:table-cell>
          <table:table-cell office:value-type="float" office:value="0.0079612" calcext:value-type="float">
            <text:p>0,0079612</text:p>
          </table:table-cell>
          <table:table-cell office:value-type="float" office:value="0.0079112" calcext:value-type="float">
            <text:p>0,0079112</text:p>
          </table:table-cell>
          <table:table-cell office:value-type="float" office:value="0.0079702" calcext:value-type="float">
            <text:p>0,0079702</text:p>
          </table:table-cell>
          <table:table-cell/>
        </table:table-row>
        <table:table-row table:style-name="ro1">
          <table:table-cell office:value-type="string" calcext:value-type="string">
            <text:p>McClure-586-20-6-100.csp</text:p>
          </table:table-cell>
          <table:table-cell office:value-type="float" office:value="0.0070076" calcext:value-type="float">
            <text:p>0,0070076</text:p>
          </table:table-cell>
          <table:table-cell office:value-type="float" office:value="0.0070433" calcext:value-type="float">
            <text:p>0,0070433</text:p>
          </table:table-cell>
          <table:table-cell office:value-type="float" office:value="0.0070493" calcext:value-type="float">
            <text:p>0,0070493</text:p>
          </table:table-cell>
          <table:table-cell office:value-type="float" office:value="0.0071788" calcext:value-type="float">
            <text:p>0,0071788</text:p>
          </table:table-cell>
          <table:table-cell/>
        </table:table-row>
      </table:table>
      <table:table table:name="Hufsky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instância</text:p>
          </table:table-cell>
          <table:table-cell table:style-name="ce1" office:value-type="string" calcext:value-type="string">
            <text:p>sa1</text:p>
          </table:table-cell>
          <table:table-cell table:style-name="ce1" office:value-type="string" calcext:value-type="string">
            <text:p>sa2</text:p>
          </table:table-cell>
          <table:table-cell table:style-name="ce1" office:value-type="string" calcext:value-type="string">
            <text:p>sa3</text:p>
          </table:table-cell>
          <table:table-cell table:style-name="ce1" office:value-type="string" calcext:value-type="string">
            <text:p>sa4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Hufsky-30-250-0.csp</text:p>
          </table:table-cell>
          <table:table-cell table:number-columns-repeated="2" office:value-type="float" office:value="27.3333333" calcext:value-type="float">
            <text:p>27,3333333</text:p>
          </table:table-cell>
          <table:table-cell office:value-type="float" office:value="27.6666667" calcext:value-type="float">
            <text:p>27,6666667</text:p>
          </table:table-cell>
          <table:table-cell office:value-type="float" office:value="27.3333333" calcext:value-type="float">
            <text:p>27,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50-250-12.csp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250-25.csp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300-1.csp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300-16.csp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300-35.csp</text:p>
          </table:table-cell>
          <table:table-cell office:value-type="float" office:value="30" calcext:value-type="float">
            <text:p>30</text:p>
          </table:table-cell>
          <table:table-cell office:value-type="float" office:value="30.6666667" calcext:value-type="float">
            <text:p>30,666666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350-28.csp</text:p>
          </table:table-cell>
          <table:table-cell office:value-type="float" office:value="36.3333333" calcext:value-type="float">
            <text:p>36,3333333</text:p>
          </table:table-cell>
          <table:table-cell office:value-type="float" office:value="36.6666667" calcext:value-type="float">
            <text:p>36,666666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350-4.csp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50-350-33.csp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50-400-2.csp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0.6666667" calcext:value-type="float">
            <text:p>40,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400-24.csp</text:p>
          </table:table-cell>
          <table:table-cell office:value-type="float" office:value="36" calcext:value-type="float">
            <text:p>36</text:p>
          </table:table-cell>
          <table:table-cell office:value-type="float" office:value="36.3333333" calcext:value-type="float">
            <text:p>36,3333333</text:p>
          </table:table-cell>
          <table:table-cell office:value-type="float" office:value="36.6666667" calcext:value-type="float">
            <text:p>36,6666667</text:p>
          </table:table-cell>
          <table:table-cell office:value-type="float" office:value="36.3333333" calcext:value-type="float">
            <text:p>36,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20-400-19.csp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450-7.csp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20-450-3.csp</text:p>
          </table:table-cell>
          <table:table-cell table:number-columns-repeated="4" office:value-type="float" office:value="47.3333333" calcext:value-type="float">
            <text:p>47,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450-4.csp</text:p>
          </table:table-cell>
          <table:table-cell office:value-type="float" office:value="46.3333333" calcext:value-type="float">
            <text:p>46,3333333</text:p>
          </table:table-cell>
          <table:table-cell office:value-type="float" office:value="46" calcext:value-type="float">
            <text:p>46</text:p>
          </table:table-cell>
          <table:table-cell office:value-type="float" office:value="46.3333333" calcext:value-type="float">
            <text:p>46,3333333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500-25.cs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5.3333333" calcext:value-type="float">
            <text:p>45,333333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50-500-12.csp</text:p>
          </table:table-cell>
          <table:table-cell office:value-type="float" office:value="49" calcext:value-type="float">
            <text:p>49</text:p>
          </table:table-cell>
          <table:table-cell office:value-type="float" office:value="49.3333333" calcext:value-type="float">
            <text:p>49,3333333</text:p>
          </table:table-cell>
          <table:table-cell office:value-type="float" office:value="49" calcext:value-type="float">
            <text:p>49</text:p>
          </table:table-cell>
          <table:table-cell office:value-type="float" office:value="49.6666667" calcext:value-type="float">
            <text:p>49,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500-20.csp</text:p>
          </table:table-cell>
          <table:table-cell office:value-type="float" office:value="54.3333333" calcext:value-type="float">
            <text:p>54,3333333</text:p>
          </table:table-cell>
          <table:table-cell office:value-type="float" office:value="54.6666667" calcext:value-type="float">
            <text:p>54,6666667</text:p>
          </table:table-cell>
          <table:table-cell office:value-type="float" office:value="54.3333333" calcext:value-type="float">
            <text:p>54,333333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nstância</text:p>
          </table:table-cell>
          <table:table-cell table:style-name="ce1" office:value-type="string" calcext:value-type="string">
            <text:p>t(sa1)</text:p>
          </table:table-cell>
          <table:table-cell table:style-name="ce1" office:value-type="string" calcext:value-type="string">
            <text:p>t(sa2)</text:p>
          </table:table-cell>
          <table:table-cell table:style-name="ce1" office:value-type="string" calcext:value-type="string">
            <text:p>t(sa3)</text:p>
          </table:table-cell>
          <table:table-cell table:style-name="ce1" office:value-type="string" calcext:value-type="string">
            <text:p>t(sa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250-0.csp</text:p>
          </table:table-cell>
          <table:table-cell office:value-type="float" office:value="0.0258946" calcext:value-type="float">
            <text:p>0,0258946</text:p>
          </table:table-cell>
          <table:table-cell office:value-type="float" office:value="0.0261186" calcext:value-type="float">
            <text:p>0,0261186</text:p>
          </table:table-cell>
          <table:table-cell office:value-type="float" office:value="0.0256486" calcext:value-type="float">
            <text:p>0,0256486</text:p>
          </table:table-cell>
          <table:table-cell office:value-type="float" office:value="0.0303428" calcext:value-type="float">
            <text:p>0,0303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50-250-12.csp</text:p>
          </table:table-cell>
          <table:table-cell office:value-type="float" office:value="0.0298701" calcext:value-type="float">
            <text:p>0,0298701</text:p>
          </table:table-cell>
          <table:table-cell office:value-type="float" office:value="0.0301887" calcext:value-type="float">
            <text:p>0,0301887</text:p>
          </table:table-cell>
          <table:table-cell office:value-type="float" office:value="0.02987" calcext:value-type="float">
            <text:p>0,02987</text:p>
          </table:table-cell>
          <table:table-cell office:value-type="float" office:value="0.0300117" calcext:value-type="float">
            <text:p>0,0300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250-25.csp</text:p>
          </table:table-cell>
          <table:table-cell office:value-type="float" office:value="0.0276565" calcext:value-type="float">
            <text:p>0,0276565</text:p>
          </table:table-cell>
          <table:table-cell office:value-type="float" office:value="0.0277259" calcext:value-type="float">
            <text:p>0,0277259</text:p>
          </table:table-cell>
          <table:table-cell office:value-type="float" office:value="0.0275322" calcext:value-type="float">
            <text:p>0,0275322</text:p>
          </table:table-cell>
          <table:table-cell office:value-type="float" office:value="0.0276816" calcext:value-type="float">
            <text:p>0,0276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300-1.csp</text:p>
          </table:table-cell>
          <table:table-cell office:value-type="float" office:value="0.0331615" calcext:value-type="float">
            <text:p>0,0331615</text:p>
          </table:table-cell>
          <table:table-cell office:value-type="float" office:value="0.0334603" calcext:value-type="float">
            <text:p>0,0334603</text:p>
          </table:table-cell>
          <table:table-cell office:value-type="float" office:value="0.0332086" calcext:value-type="float">
            <text:p>0,0332086</text:p>
          </table:table-cell>
          <table:table-cell office:value-type="float" office:value="0.0332406" calcext:value-type="float">
            <text:p>0,0332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300-16.csp</text:p>
          </table:table-cell>
          <table:table-cell office:value-type="float" office:value="0.0309524" calcext:value-type="float">
            <text:p>0,0309524</text:p>
          </table:table-cell>
          <table:table-cell office:value-type="float" office:value="0.0308443" calcext:value-type="float">
            <text:p>0,0308443</text:p>
          </table:table-cell>
          <table:table-cell office:value-type="float" office:value="0.0306668" calcext:value-type="float">
            <text:p>0,0306668</text:p>
          </table:table-cell>
          <table:table-cell office:value-type="float" office:value="0.0310366" calcext:value-type="float">
            <text:p>0,0310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300-35.csp</text:p>
          </table:table-cell>
          <table:table-cell office:value-type="float" office:value="0.0308935" calcext:value-type="float">
            <text:p>0,0308935</text:p>
          </table:table-cell>
          <table:table-cell office:value-type="float" office:value="0.030895" calcext:value-type="float">
            <text:p>0,030895</text:p>
          </table:table-cell>
          <table:table-cell office:value-type="float" office:value="0.0307928" calcext:value-type="float">
            <text:p>0,0307928</text:p>
          </table:table-cell>
          <table:table-cell office:value-type="float" office:value="0.0310445" calcext:value-type="float">
            <text:p>0,0310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350-28.csp</text:p>
          </table:table-cell>
          <table:table-cell office:value-type="float" office:value="0.0360291" calcext:value-type="float">
            <text:p>0,0360291</text:p>
          </table:table-cell>
          <table:table-cell office:value-type="float" office:value="0.0362311" calcext:value-type="float">
            <text:p>0,0362311</text:p>
          </table:table-cell>
          <table:table-cell office:value-type="float" office:value="0.0360582" calcext:value-type="float">
            <text:p>0,0360582</text:p>
          </table:table-cell>
          <table:table-cell office:value-type="float" office:value="0.0364421" calcext:value-type="float">
            <text:p>0,0364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350-4.csp</text:p>
          </table:table-cell>
          <table:table-cell office:value-type="float" office:value="0.0387975" calcext:value-type="float">
            <text:p>0,0387975</text:p>
          </table:table-cell>
          <table:table-cell office:value-type="float" office:value="0.0387839" calcext:value-type="float">
            <text:p>0,0387839</text:p>
          </table:table-cell>
          <table:table-cell office:value-type="float" office:value="0.0387287" calcext:value-type="float">
            <text:p>0,0387287</text:p>
          </table:table-cell>
          <table:table-cell office:value-type="float" office:value="0.0388736" calcext:value-type="float">
            <text:p>0,0388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50-350-33.csp</text:p>
          </table:table-cell>
          <table:table-cell office:value-type="float" office:value="0.0419334" calcext:value-type="float">
            <text:p>0,0419334</text:p>
          </table:table-cell>
          <table:table-cell office:value-type="float" office:value="0.0419463" calcext:value-type="float">
            <text:p>0,0419463</text:p>
          </table:table-cell>
          <table:table-cell office:value-type="float" office:value="0.0420559" calcext:value-type="float">
            <text:p>0,0420559</text:p>
          </table:table-cell>
          <table:table-cell office:value-type="float" office:value="0.0421862" calcext:value-type="float">
            <text:p>0,0421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50-400-2.csp</text:p>
          </table:table-cell>
          <table:table-cell office:value-type="float" office:value="0.0479579" calcext:value-type="float">
            <text:p>0,0479579</text:p>
          </table:table-cell>
          <table:table-cell office:value-type="float" office:value="0.047938" calcext:value-type="float">
            <text:p>0,047938</text:p>
          </table:table-cell>
          <table:table-cell office:value-type="float" office:value="0.0481102" calcext:value-type="float">
            <text:p>0,0481102</text:p>
          </table:table-cell>
          <table:table-cell office:value-type="float" office:value="0.0495698" calcext:value-type="float">
            <text:p>0,0495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400-24.csp</text:p>
          </table:table-cell>
          <table:table-cell office:value-type="float" office:value="0.0412138" calcext:value-type="float">
            <text:p>0,0412138</text:p>
          </table:table-cell>
          <table:table-cell office:value-type="float" office:value="0.0412269" calcext:value-type="float">
            <text:p>0,0412269</text:p>
          </table:table-cell>
          <table:table-cell office:value-type="float" office:value="0.0412244" calcext:value-type="float">
            <text:p>0,0412244</text:p>
          </table:table-cell>
          <table:table-cell office:value-type="float" office:value="0.0421934" calcext:value-type="float">
            <text:p>0,0421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20-400-19.csp</text:p>
          </table:table-cell>
          <table:table-cell office:value-type="float" office:value="0.03169" calcext:value-type="float">
            <text:p>0,03169</text:p>
          </table:table-cell>
          <table:table-cell office:value-type="float" office:value="0.0318831" calcext:value-type="float">
            <text:p>0,0318831</text:p>
          </table:table-cell>
          <table:table-cell office:value-type="float" office:value="0.0315902" calcext:value-type="float">
            <text:p>0,0315902</text:p>
          </table:table-cell>
          <table:table-cell office:value-type="float" office:value="0.0321423" calcext:value-type="float">
            <text:p>0,0321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450-7.csp</text:p>
          </table:table-cell>
          <table:table-cell office:value-type="float" office:value="0.0502597" calcext:value-type="float">
            <text:p>0,0502597</text:p>
          </table:table-cell>
          <table:table-cell office:value-type="float" office:value="0.0501445" calcext:value-type="float">
            <text:p>0,0501445</text:p>
          </table:table-cell>
          <table:table-cell office:value-type="float" office:value="0.049954" calcext:value-type="float">
            <text:p>0,049954</text:p>
          </table:table-cell>
          <table:table-cell office:value-type="float" office:value="0.0514325" calcext:value-type="float">
            <text:p>0,0514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20-450-3.csp</text:p>
          </table:table-cell>
          <table:table-cell office:value-type="float" office:value="0.0358649" calcext:value-type="float">
            <text:p>0,0358649</text:p>
          </table:table-cell>
          <table:table-cell office:value-type="float" office:value="0.0358267" calcext:value-type="float">
            <text:p>0,0358267</text:p>
          </table:table-cell>
          <table:table-cell office:value-type="float" office:value="0.0357727" calcext:value-type="float">
            <text:p>0,0357727</text:p>
          </table:table-cell>
          <table:table-cell office:value-type="float" office:value="0.0365188" calcext:value-type="float">
            <text:p>0,0365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450-4.csp</text:p>
          </table:table-cell>
          <table:table-cell office:value-type="float" office:value="0.0464562" calcext:value-type="float">
            <text:p>0,0464562</text:p>
          </table:table-cell>
          <table:table-cell office:value-type="float" office:value="0.046644" calcext:value-type="float">
            <text:p>0,046644</text:p>
          </table:table-cell>
          <table:table-cell office:value-type="float" office:value="0.045814" calcext:value-type="float">
            <text:p>0,045814</text:p>
          </table:table-cell>
          <table:table-cell office:value-type="float" office:value="0.0465943" calcext:value-type="float">
            <text:p>0,0465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30-500-25.csp</text:p>
          </table:table-cell>
          <table:table-cell office:value-type="float" office:value="0.0570551" calcext:value-type="float">
            <text:p>0,0570551</text:p>
          </table:table-cell>
          <table:table-cell office:value-type="float" office:value="0.0516935" calcext:value-type="float">
            <text:p>0,0516935</text:p>
          </table:table-cell>
          <table:table-cell office:value-type="float" office:value="0.050891" calcext:value-type="float">
            <text:p>0,050891</text:p>
          </table:table-cell>
          <table:table-cell office:value-type="float" office:value="0.0517244" calcext:value-type="float">
            <text:p>0,0517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50-500-12.csp</text:p>
          </table:table-cell>
          <table:table-cell office:value-type="float" office:value="0.0603314" calcext:value-type="float">
            <text:p>0,0603314</text:p>
          </table:table-cell>
          <table:table-cell office:value-type="float" office:value="0.0604139" calcext:value-type="float">
            <text:p>0,0604139</text:p>
          </table:table-cell>
          <table:table-cell office:value-type="float" office:value="0.0596933" calcext:value-type="float">
            <text:p>0,0596933</text:p>
          </table:table-cell>
          <table:table-cell office:value-type="float" office:value="0.0608342" calcext:value-type="float">
            <text:p>0,0608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fsky-40-500-20.csp</text:p>
          </table:table-cell>
          <table:table-cell office:value-type="float" office:value="0.0557678" calcext:value-type="float">
            <text:p>0,0557678</text:p>
          </table:table-cell>
          <table:table-cell office:value-type="float" office:value="0.0559631" calcext:value-type="float">
            <text:p>0,0559631</text:p>
          </table:table-cell>
          <table:table-cell office:value-type="float" office:value="0.0552084" calcext:value-type="float">
            <text:p>0,0552084</text:p>
          </table:table-cell>
          <table:table-cell office:value-type="float" office:value="0.0556065" calcext:value-type="float">
            <text:p>0,0556065</text:p>
          </table:table-cell>
          <table:table-cell table:number-columns-repeated="3"/>
        </table:table-row>
      </table:table>
      <table:table table:name="Chimani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nstância</text:p>
          </table:table-cell>
          <table:table-cell table:style-name="ce1" office:value-type="string" calcext:value-type="string">
            <text:p>sa1</text:p>
          </table:table-cell>
          <table:table-cell table:style-name="ce1" office:value-type="string" calcext:value-type="string">
            <text:p>sa2</text:p>
          </table:table-cell>
          <table:table-cell table:style-name="ce1" office:value-type="string" calcext:value-type="string">
            <text:p>sa3</text:p>
          </table:table-cell>
          <table:table-cell table:style-name="ce1" office:value-type="string" calcext:value-type="string">
            <text:p>sa4</text:p>
          </table:table-cell>
        </table:table-row>
        <table:table-row table:style-name="ro1">
          <table:table-cell office:value-type="string" calcext:value-type="string">
            <text:p>20-50-250-3-5.csp</text:p>
          </table:table-cell>
          <table:table-cell table:number-columns-repeated="4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-50-250-5-7.csp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-30-250-2-5.csp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6.3333333" calcext:value-type="float">
            <text:p>116,3333333</text:p>
          </table:table-cell>
          <table:table-cell office:value-type="float" office:value="115.6666667" calcext:value-type="float">
            <text:p>115,6666667</text:p>
          </table:table-cell>
        </table:table-row>
        <table:table-row table:style-name="ro1">
          <table:table-cell office:value-type="string" calcext:value-type="string">
            <text:p>2-50-500-5-8.csp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6666667" calcext:value-type="float">
            <text:p>101,6666667</text:p>
          </table:table-cell>
        </table:table-row>
        <table:table-row table:style-name="ro1">
          <table:table-cell office:value-type="string" calcext:value-type="string">
            <text:p>2-10-500-3-5.csp</text:p>
          </table:table-cell>
          <table:table-cell office:value-type="float" office:value="166.3333333" calcext:value-type="float">
            <text:p>166,3333333</text:p>
          </table:table-cell>
          <table:table-cell office:value-type="float" office:value="164" calcext:value-type="float">
            <text:p>164</text:p>
          </table:table-cell>
          <table:table-cell office:value-type="float" office:value="167.3333333" calcext:value-type="float">
            <text:p>167,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string" calcext:value-type="string">
            <text:p>4-20-500-1-5.csp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29.6666667" calcext:value-type="float">
            <text:p>329,6666667</text:p>
          </table:table-cell>
          <table:table-cell office:value-type="float" office:value="330.6666667" calcext:value-type="float">
            <text:p>330,6666667</text:p>
          </table:table-cell>
        </table:table-row>
        <table:table-row table:style-name="ro1">
          <table:table-cell office:value-type="string" calcext:value-type="string">
            <text:p>2-30-750-4-5.csp</text:p>
          </table:table-cell>
          <table:table-cell office:value-type="float" office:value="199" calcext:value-type="float">
            <text:p>199</text:p>
          </table:table-cell>
          <table:table-cell office:value-type="float" office:value="188.3333333" calcext:value-type="float">
            <text:p>188,3333333</text:p>
          </table:table-cell>
          <table:table-cell office:value-type="float" office:value="198.6666667" calcext:value-type="float">
            <text:p>198,6666667</text:p>
          </table:table-cell>
          <table:table-cell office:value-type="float" office:value="199.6666667" calcext:value-type="float">
            <text:p>199,6666667</text:p>
          </table:table-cell>
        </table:table-row>
        <table:table-row table:style-name="ro1">
          <table:table-cell office:value-type="string" calcext:value-type="string">
            <text:p>4-10-750-2-8.csp</text:p>
          </table:table-cell>
          <table:table-cell office:value-type="float" office:value="370.6666667" calcext:value-type="float">
            <text:p>370,6666667</text:p>
          </table:table-cell>
          <table:table-cell office:value-type="float" office:value="368.3333333" calcext:value-type="float">
            <text:p>368,3333333</text:p>
          </table:table-cell>
          <table:table-cell office:value-type="float" office:value="369.6666667" calcext:value-type="float">
            <text:p>369,666666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-30-750-3-0.csp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-50-1000-4-9.csp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4-50-1000-4-4.csp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4-20-1000-2-4.csp</text:p>
          </table:table-cell>
          <table:table-cell office:value-type="float" office:value="510.6666667" calcext:value-type="float">
            <text:p>510,6666667</text:p>
          </table:table-cell>
          <table:table-cell office:value-type="float" office:value="508.6666667" calcext:value-type="float">
            <text:p>508,6666667</text:p>
          </table:table-cell>
          <table:table-cell office:value-type="float" office:value="509.3333333" calcext:value-type="float">
            <text:p>509,33333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4-40-2000-2-2.csp</text:p>
          </table:table-cell>
          <table:table-cell office:value-type="float" office:value="1024.6666667" calcext:value-type="float">
            <text:p>1024,6666667</text:p>
          </table:table-cell>
          <table:table-cell office:value-type="float" office:value="1006.3333333" calcext:value-type="float">
            <text:p>1006,3333333</text:p>
          </table:table-cell>
          <table:table-cell office:value-type="float" office:value="1029.6666667" calcext:value-type="float">
            <text:p>1029,6666667</text:p>
          </table:table-cell>
          <table:table-cell office:value-type="float" office:value="1024.6666667" calcext:value-type="float">
            <text:p>1024,6666667</text:p>
          </table:table-cell>
        </table:table-row>
        <table:table-row table:style-name="ro1">
          <table:table-cell office:value-type="string" calcext:value-type="string">
            <text:p>4-40-2000-5-0.csp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4-40-2000-5-1.csp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-50-5000-4-5.csp</text:p>
          </table:table-cell>
          <table:table-cell office:value-type="float" office:value="1340.3333333" calcext:value-type="float">
            <text:p>1340,3333333</text:p>
          </table:table-cell>
          <table:table-cell office:value-type="float" office:value="1250.6666667" calcext:value-type="float">
            <text:p>1250,6666667</text:p>
          </table:table-cell>
          <table:table-cell office:value-type="float" office:value="1335.3333333" calcext:value-type="float">
            <text:p>1335,3333333</text:p>
          </table:table-cell>
          <table:table-cell office:value-type="float" office:value="1336.3333333" calcext:value-type="float">
            <text:p>1336,3333333</text:p>
          </table:table-cell>
        </table:table-row>
        <table:table-row table:style-name="ro1">
          <table:table-cell office:value-type="string" calcext:value-type="string">
            <text:p>2-30-5000-2-5.csp</text:p>
          </table:table-cell>
          <table:table-cell office:value-type="float" office:value="2289.6666667" calcext:value-type="float">
            <text:p>2289,6666667</text:p>
          </table:table-cell>
          <table:table-cell office:value-type="float" office:value="2204" calcext:value-type="float">
            <text:p>2204</text:p>
          </table:table-cell>
          <table:table-cell office:value-type="float" office:value="2285.6666667" calcext:value-type="float">
            <text:p>2285,6666667</text:p>
          </table:table-cell>
          <table:table-cell office:value-type="float" office:value="2284.3333333" calcext:value-type="float">
            <text:p>2284,3333333</text:p>
          </table:table-cell>
        </table:table-row>
        <table:table-row table:style-name="ro1">
          <table:table-cell office:value-type="string" calcext:value-type="string">
            <text:p>20-40-5000-5-6.csp</text:p>
          </table:table-cell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-20-10000-2-6.csp</text:p>
          </table:table-cell>
          <table:table-cell office:value-type="float" office:value="5087.6666667" calcext:value-type="float">
            <text:p>5087,6666667</text:p>
          </table:table-cell>
          <table:table-cell office:value-type="float" office:value="4989" calcext:value-type="float">
            <text:p>4989</text:p>
          </table:table-cell>
          <table:table-cell office:value-type="float" office:value="5090.3333333" calcext:value-type="float">
            <text:p>5090,3333333</text:p>
          </table:table-cell>
          <table:table-cell office:value-type="float" office:value="5090.6666667" calcext:value-type="float">
            <text:p>5090,6666667</text:p>
          </table:table-cell>
        </table:table-row>
        <table:table-row table:style-name="ro1">
          <table:table-cell office:value-type="string" calcext:value-type="string">
            <text:p>2-40-10000-3-2.csp</text:p>
          </table:table-cell>
          <table:table-cell office:value-type="float" office:value="3612.6666667" calcext:value-type="float">
            <text:p>3612,6666667</text:p>
          </table:table-cell>
          <table:table-cell office:value-type="float" office:value="3350.6666667" calcext:value-type="float">
            <text:p>3350,6666667</text:p>
          </table:table-cell>
          <table:table-cell office:value-type="float" office:value="3608.6666667" calcext:value-type="float">
            <text:p>3608,6666667</text:p>
          </table:table-cell>
          <table:table-cell office:value-type="float" office:value="3611.6666667" calcext:value-type="float">
            <text:p>3611,6666667</text:p>
          </table:table-cell>
        </table:table-row>
        <table:table-row table:style-name="ro1">
          <table:table-cell office:value-type="string" calcext:value-type="string">
            <text:p>20-30-10000-4-8.csp</text:p>
          </table:table-cell>
          <table:table-cell table:number-columns-repeated="4" office:value-type="float" office:value="2500" calcext:value-type="float">
            <text:p>25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nstância</text:p>
          </table:table-cell>
          <table:table-cell table:style-name="ce1" office:value-type="string" calcext:value-type="string">
            <text:p>t(sa1)</text:p>
          </table:table-cell>
          <table:table-cell table:style-name="ce1" office:value-type="string" calcext:value-type="string">
            <text:p>t(sa2)</text:p>
          </table:table-cell>
          <table:table-cell table:style-name="ce1" office:value-type="string" calcext:value-type="string">
            <text:p>t(sa3)</text:p>
          </table:table-cell>
          <table:table-cell table:style-name="ce1" office:value-type="string" calcext:value-type="string">
            <text:p>t(sa4)</text:p>
          </table:table-cell>
        </table:table-row>
        <table:table-row table:style-name="ro1">
          <table:table-cell office:value-type="string" calcext:value-type="string">
            <text:p>20-50-250-3-5.csp</text:p>
          </table:table-cell>
          <table:table-cell office:value-type="float" office:value="0.0298808" calcext:value-type="float">
            <text:p>0,0298808</text:p>
          </table:table-cell>
          <table:table-cell office:value-type="float" office:value="0.0301319" calcext:value-type="float">
            <text:p>0,0301319</text:p>
          </table:table-cell>
          <table:table-cell office:value-type="float" office:value="0.0297255" calcext:value-type="float">
            <text:p>0,0297255</text:p>
          </table:table-cell>
          <table:table-cell office:value-type="float" office:value="0.0303122" calcext:value-type="float">
            <text:p>0,0303122</text:p>
          </table:table-cell>
        </table:table-row>
        <table:table-row table:style-name="ro1">
          <table:table-cell office:value-type="string" calcext:value-type="string">
            <text:p>2-50-250-5-7.csp</text:p>
          </table:table-cell>
          <table:table-cell office:value-type="float" office:value="0.0300669" calcext:value-type="float">
            <text:p>0,0300669</text:p>
          </table:table-cell>
          <table:table-cell office:value-type="float" office:value="0.0301165" calcext:value-type="float">
            <text:p>0,0301165</text:p>
          </table:table-cell>
          <table:table-cell office:value-type="float" office:value="0.0300699" calcext:value-type="float">
            <text:p>0,0300699</text:p>
          </table:table-cell>
          <table:table-cell office:value-type="float" office:value="0.0317519" calcext:value-type="float">
            <text:p>0,0317519</text:p>
          </table:table-cell>
        </table:table-row>
        <table:table-row table:style-name="ro1">
          <table:table-cell office:value-type="string" calcext:value-type="string">
            <text:p>2-30-250-2-5.csp</text:p>
          </table:table-cell>
          <table:table-cell office:value-type="float" office:value="0.0270367" calcext:value-type="float">
            <text:p>0,0270367</text:p>
          </table:table-cell>
          <table:table-cell office:value-type="float" office:value="0.0270306" calcext:value-type="float">
            <text:p>0,0270306</text:p>
          </table:table-cell>
          <table:table-cell office:value-type="float" office:value="0.0268579" calcext:value-type="float">
            <text:p>0,0268579</text:p>
          </table:table-cell>
          <table:table-cell office:value-type="float" office:value="0.0274246" calcext:value-type="float">
            <text:p>0,0274246</text:p>
          </table:table-cell>
        </table:table-row>
        <table:table-row table:style-name="ro1">
          <table:table-cell office:value-type="string" calcext:value-type="string">
            <text:p>2-50-500-5-8.csp</text:p>
          </table:table-cell>
          <table:table-cell office:value-type="float" office:value="0.060535" calcext:value-type="float">
            <text:p>0,060535</text:p>
          </table:table-cell>
          <table:table-cell office:value-type="float" office:value="0.0610886" calcext:value-type="float">
            <text:p>0,0610886</text:p>
          </table:table-cell>
          <table:table-cell office:value-type="float" office:value="0.0601147" calcext:value-type="float">
            <text:p>0,0601147</text:p>
          </table:table-cell>
          <table:table-cell office:value-type="float" office:value="0.0610313" calcext:value-type="float">
            <text:p>0,0610313</text:p>
          </table:table-cell>
        </table:table-row>
        <table:table-row table:style-name="ro1">
          <table:table-cell office:value-type="string" calcext:value-type="string">
            <text:p>2-10-500-3-5.csp</text:p>
          </table:table-cell>
          <table:table-cell office:value-type="float" office:value="0.038393" calcext:value-type="float">
            <text:p>0,038393</text:p>
          </table:table-cell>
          <table:table-cell office:value-type="float" office:value="0.0391153" calcext:value-type="float">
            <text:p>0,0391153</text:p>
          </table:table-cell>
          <table:table-cell office:value-type="float" office:value="0.0383869" calcext:value-type="float">
            <text:p>0,0383869</text:p>
          </table:table-cell>
          <table:table-cell office:value-type="float" office:value="0.0384686" calcext:value-type="float">
            <text:p>0,0384686</text:p>
          </table:table-cell>
        </table:table-row>
        <table:table-row table:style-name="ro1">
          <table:table-cell office:value-type="string" calcext:value-type="string">
            <text:p>4-20-500-1-5.csp</text:p>
          </table:table-cell>
          <table:table-cell office:value-type="float" office:value="0.04281" calcext:value-type="float">
            <text:p>0,04281</text:p>
          </table:table-cell>
          <table:table-cell office:value-type="float" office:value="0.0432778" calcext:value-type="float">
            <text:p>0,0432778</text:p>
          </table:table-cell>
          <table:table-cell office:value-type="float" office:value="0.0425932" calcext:value-type="float">
            <text:p>0,0425932</text:p>
          </table:table-cell>
          <table:table-cell office:value-type="float" office:value="0.0432729" calcext:value-type="float">
            <text:p>0,0432729</text:p>
          </table:table-cell>
        </table:table-row>
        <table:table-row table:style-name="ro1">
          <table:table-cell office:value-type="string" calcext:value-type="string">
            <text:p>2-30-750-4-5.csp</text:p>
          </table:table-cell>
          <table:table-cell office:value-type="float" office:value="0.0799509" calcext:value-type="float">
            <text:p>0,0799509</text:p>
          </table:table-cell>
          <table:table-cell office:value-type="float" office:value="0.081142" calcext:value-type="float">
            <text:p>0,081142</text:p>
          </table:table-cell>
          <table:table-cell office:value-type="float" office:value="0.0794311" calcext:value-type="float">
            <text:p>0,0794311</text:p>
          </table:table-cell>
          <table:table-cell office:value-type="float" office:value="0.080795" calcext:value-type="float">
            <text:p>0,080795</text:p>
          </table:table-cell>
        </table:table-row>
        <table:table-row table:style-name="ro1">
          <table:table-cell office:value-type="string" calcext:value-type="string">
            <text:p>4-10-750-2-8.csp</text:p>
          </table:table-cell>
          <table:table-cell office:value-type="float" office:value="0.0587245" calcext:value-type="float">
            <text:p>0,0587245</text:p>
          </table:table-cell>
          <table:table-cell office:value-type="float" office:value="0.0608833" calcext:value-type="float">
            <text:p>0,0608833</text:p>
          </table:table-cell>
          <table:table-cell office:value-type="float" office:value="0.0583105" calcext:value-type="float">
            <text:p>0,0583105</text:p>
          </table:table-cell>
          <table:table-cell office:value-type="float" office:value="0.0644082" calcext:value-type="float">
            <text:p>0,0644082</text:p>
          </table:table-cell>
        </table:table-row>
        <table:table-row table:style-name="ro1">
          <table:table-cell office:value-type="string" calcext:value-type="string">
            <text:p>20-30-750-3-0.csp</text:p>
          </table:table-cell>
          <table:table-cell office:value-type="float" office:value="0.0795779" calcext:value-type="float">
            <text:p>0,0795779</text:p>
          </table:table-cell>
          <table:table-cell office:value-type="float" office:value="0.0866238" calcext:value-type="float">
            <text:p>0,0866238</text:p>
          </table:table-cell>
          <table:table-cell office:value-type="float" office:value="0.0791281" calcext:value-type="float">
            <text:p>0,0791281</text:p>
          </table:table-cell>
          <table:table-cell office:value-type="float" office:value="0.0808207" calcext:value-type="float">
            <text:p>0,0808207</text:p>
          </table:table-cell>
        </table:table-row>
        <table:table-row table:style-name="ro1">
          <table:table-cell office:value-type="string" calcext:value-type="string">
            <text:p>20-50-1000-4-9.csp</text:p>
          </table:table-cell>
          <table:table-cell office:value-type="float" office:value="0.1212607" calcext:value-type="float">
            <text:p>0,1212607</text:p>
          </table:table-cell>
          <table:table-cell office:value-type="float" office:value="0.1326939" calcext:value-type="float">
            <text:p>0,1326939</text:p>
          </table:table-cell>
          <table:table-cell office:value-type="float" office:value="0.1203236" calcext:value-type="float">
            <text:p>0,1203236</text:p>
          </table:table-cell>
          <table:table-cell office:value-type="float" office:value="0.1214208" calcext:value-type="float">
            <text:p>0,1214208</text:p>
          </table:table-cell>
        </table:table-row>
        <table:table-row table:style-name="ro1">
          <table:table-cell office:value-type="string" calcext:value-type="string">
            <text:p>4-50-1000-4-4.csp</text:p>
          </table:table-cell>
          <table:table-cell office:value-type="float" office:value="0.1217383" calcext:value-type="float">
            <text:p>0,1217383</text:p>
          </table:table-cell>
          <table:table-cell office:value-type="float" office:value="0.120737" calcext:value-type="float">
            <text:p>0,120737</text:p>
          </table:table-cell>
          <table:table-cell office:value-type="float" office:value="0.120411" calcext:value-type="float">
            <text:p>0,120411</text:p>
          </table:table-cell>
          <table:table-cell office:value-type="float" office:value="0.1234542" calcext:value-type="float">
            <text:p>0,1234542</text:p>
          </table:table-cell>
        </table:table-row>
        <table:table-row table:style-name="ro1">
          <table:table-cell office:value-type="string" calcext:value-type="string">
            <text:p>4-20-1000-2-4.csp</text:p>
          </table:table-cell>
          <table:table-cell office:value-type="float" office:value="0.086579" calcext:value-type="float">
            <text:p>0,086579</text:p>
          </table:table-cell>
          <table:table-cell office:value-type="float" office:value="0.0890619" calcext:value-type="float">
            <text:p>0,0890619</text:p>
          </table:table-cell>
          <table:table-cell office:value-type="float" office:value="0.0855999" calcext:value-type="float">
            <text:p>0,0855999</text:p>
          </table:table-cell>
          <table:table-cell office:value-type="float" office:value="0.0886612" calcext:value-type="float">
            <text:p>0,0886612</text:p>
          </table:table-cell>
        </table:table-row>
        <table:table-row table:style-name="ro1">
          <table:table-cell office:value-type="string" calcext:value-type="string">
            <text:p>4-40-2000-2-2.csp</text:p>
          </table:table-cell>
          <table:table-cell office:value-type="float" office:value="0.2304503" calcext:value-type="float">
            <text:p>0,2304503</text:p>
          </table:table-cell>
          <table:table-cell office:value-type="float" office:value="0.2320211" calcext:value-type="float">
            <text:p>0,2320211</text:p>
          </table:table-cell>
          <table:table-cell office:value-type="float" office:value="0.2286775" calcext:value-type="float">
            <text:p>0,2286775</text:p>
          </table:table-cell>
          <table:table-cell office:value-type="float" office:value="0.2314127" calcext:value-type="float">
            <text:p>0,2314127</text:p>
          </table:table-cell>
        </table:table-row>
        <table:table-row table:style-name="ro1">
          <table:table-cell office:value-type="string" calcext:value-type="string">
            <text:p>4-40-2000-5-0.csp</text:p>
          </table:table-cell>
          <table:table-cell office:value-type="float" office:value="0.2292698" calcext:value-type="float">
            <text:p>0,2292698</text:p>
          </table:table-cell>
          <table:table-cell office:value-type="float" office:value="0.2331635" calcext:value-type="float">
            <text:p>0,2331635</text:p>
          </table:table-cell>
          <table:table-cell office:value-type="float" office:value="0.2280634" calcext:value-type="float">
            <text:p>0,2280634</text:p>
          </table:table-cell>
          <table:table-cell office:value-type="float" office:value="0.2325096" calcext:value-type="float">
            <text:p>0,2325096</text:p>
          </table:table-cell>
        </table:table-row>
        <table:table-row table:style-name="ro1">
          <table:table-cell office:value-type="string" calcext:value-type="string">
            <text:p>4-40-2000-5-1.csp</text:p>
          </table:table-cell>
          <table:table-cell office:value-type="float" office:value="0.228632" calcext:value-type="float">
            <text:p>0,228632</text:p>
          </table:table-cell>
          <table:table-cell office:value-type="float" office:value="0.234415" calcext:value-type="float">
            <text:p>0,234415</text:p>
          </table:table-cell>
          <table:table-cell office:value-type="float" office:value="0.2308694" calcext:value-type="float">
            <text:p>0,2308694</text:p>
          </table:table-cell>
          <table:table-cell office:value-type="float" office:value="0.2295755" calcext:value-type="float">
            <text:p>0,2295755</text:p>
          </table:table-cell>
        </table:table-row>
        <table:table-row table:style-name="ro1">
          <table:table-cell office:value-type="string" calcext:value-type="string">
            <text:p>2-50-5000-4-5.csp</text:p>
          </table:table-cell>
          <table:table-cell office:value-type="float" office:value="0.6477175" calcext:value-type="float">
            <text:p>0,6477175</text:p>
          </table:table-cell>
          <table:table-cell office:value-type="float" office:value="0.6561502" calcext:value-type="float">
            <text:p>0,6561502</text:p>
          </table:table-cell>
          <table:table-cell office:value-type="float" office:value="0.6491384" calcext:value-type="float">
            <text:p>0,6491384</text:p>
          </table:table-cell>
          <table:table-cell office:value-type="float" office:value="0.6496024" calcext:value-type="float">
            <text:p>0,6496024</text:p>
          </table:table-cell>
        </table:table-row>
        <table:table-row table:style-name="ro1">
          <table:table-cell office:value-type="string" calcext:value-type="string">
            <text:p>2-30-5000-2-5.csp</text:p>
          </table:table-cell>
          <table:table-cell office:value-type="float" office:value="0.5761071" calcext:value-type="float">
            <text:p>0,5761071</text:p>
          </table:table-cell>
          <table:table-cell office:value-type="float" office:value="0.5791858" calcext:value-type="float">
            <text:p>0,5791858</text:p>
          </table:table-cell>
          <table:table-cell office:value-type="float" office:value="0.5743028" calcext:value-type="float">
            <text:p>0,5743028</text:p>
          </table:table-cell>
          <table:table-cell office:value-type="float" office:value="0.5801621" calcext:value-type="float">
            <text:p>0,5801621</text:p>
          </table:table-cell>
        </table:table-row>
        <table:table-row table:style-name="ro1">
          <table:table-cell office:value-type="string" calcext:value-type="string">
            <text:p>20-40-5000-5-6.csp</text:p>
          </table:table-cell>
          <table:table-cell office:value-type="float" office:value="0.6052132" calcext:value-type="float">
            <text:p>0,6052132</text:p>
          </table:table-cell>
          <table:table-cell office:value-type="float" office:value="0.6118199" calcext:value-type="float">
            <text:p>0,6118199</text:p>
          </table:table-cell>
          <table:table-cell office:value-type="float" office:value="0.6028082" calcext:value-type="float">
            <text:p>0,6028082</text:p>
          </table:table-cell>
          <table:table-cell office:value-type="float" office:value="0.6043198" calcext:value-type="float">
            <text:p>0,6043198</text:p>
          </table:table-cell>
        </table:table-row>
        <table:table-row table:style-name="ro1">
          <table:table-cell office:value-type="string" calcext:value-type="string">
            <text:p>4-20-10000-2-6.csp</text:p>
          </table:table-cell>
          <table:table-cell office:value-type="float" office:value="0.9679311" calcext:value-type="float">
            <text:p>0,9679311</text:p>
          </table:table-cell>
          <table:table-cell office:value-type="float" office:value="0.9768637" calcext:value-type="float">
            <text:p>0,9768637</text:p>
          </table:table-cell>
          <table:table-cell office:value-type="float" office:value="0.9610051" calcext:value-type="float">
            <text:p>0,9610051</text:p>
          </table:table-cell>
          <table:table-cell office:value-type="float" office:value="0.9758389" calcext:value-type="float">
            <text:p>0,9758389</text:p>
          </table:table-cell>
        </table:table-row>
        <table:table-row table:style-name="ro1">
          <table:table-cell office:value-type="string" calcext:value-type="string">
            <text:p>2-40-10000-3-2.csp</text:p>
          </table:table-cell>
          <table:table-cell office:value-type="float" office:value="1.2682653" calcext:value-type="float">
            <text:p>1,2682653</text:p>
          </table:table-cell>
          <table:table-cell office:value-type="float" office:value="1.2736829" calcext:value-type="float">
            <text:p>1,2736829</text:p>
          </table:table-cell>
          <table:table-cell office:value-type="float" office:value="1.2672072" calcext:value-type="float">
            <text:p>1,2672072</text:p>
          </table:table-cell>
          <table:table-cell office:value-type="float" office:value="1.2787791" calcext:value-type="float">
            <text:p>1,2787791</text:p>
          </table:table-cell>
        </table:table-row>
        <table:table-row table:style-name="ro1">
          <table:table-cell office:value-type="string" calcext:value-type="string">
            <text:p>20-30-10000-4-8.csp</text:p>
          </table:table-cell>
          <table:table-cell office:value-type="float" office:value="1.1655843" calcext:value-type="float">
            <text:p>1,1655843</text:p>
          </table:table-cell>
          <table:table-cell office:value-type="float" office:value="1.1720967" calcext:value-type="float">
            <text:p>1,1720967</text:p>
          </table:table-cell>
          <table:table-cell office:value-type="float" office:value="1.1666275" calcext:value-type="float">
            <text:p>1,1666275</text:p>
          </table:table-cell>
          <table:table-cell office:value-type="float" office:value="1.173995" calcext:value-type="float">
            <text:p>1,173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4:46:56.8174111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0:25:09.375275629</meta:creation-date>
    <dc:date>2022-04-18T15:11:38.049124575</dc:date>
    <meta:editing-duration>PT2H13M43S</meta:editing-duration>
    <meta:editing-cycles>6</meta:editing-cycles>
    <meta:generator>LibreOffice/7.2.5.2.0$Linux_X86_64 LibreOffice_project/20$Build-2</meta:generator>
    <meta:document-statistic meta:table-count="3" meta:cell-count="480" meta:object-count="0"/>
  </office:meta>
</office:document-meta>
</file>